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check last mein final stats are taken from new files (for eg – branch count in Toma_ROB)</text:p>
          </table:table-cell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ensure we need fetchBuffer &amp; not others</text:p>
          </table:table-cell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DB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tistics???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you may choose:::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Running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10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enchmarks</text:p>
          </table:table-cell>
          <table:table-cell table:number-columns-repeated="6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6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table:style-name="ce6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CHG instr</text:p>
          </table:table-cell>
          <table:table-cell table:number-columns-repeated="7"/>
          <table:table-cell office:value-type="string" calcext:value-type="string">
            <text:p>Report</text:p>
          </table:table-cell>
          <table:table-cell table:number-columns-repeated="3"/>
          <table:table-cell table:style-name="ce2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4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4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5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heck humko synch instructions ka bi kuch karna hai kya??? -- ye chiye kya?? “instructionsToBeDropped”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need to take care of energy part (leakage energy etc)...rt? 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this.core.getExecEngine().incrementInstructionMemStall(1);” aisi cheez humko bi lagani hain??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s kya kya dikhane hain???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 * core.getStepSize()” ye use karna hai kya latency ke liy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writeResult mein there can be multiple rs jinmein execution complete ho gi hai???..but hum to ek time pe ek hi dekh re hai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S mein extra fields daal lun?</text:p>
          </table:table-cell>
          <table:table-cell table:number-columns-repeated="7"/>
          <table:table-cell office:value-type="string" calcext:value-type="string">
            <text:p>LSQ similar hi liya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etch state alag se ban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&amp; WriteResult mein saare RS chking</text:p>
          </table:table-cell>
          <table:table-cell table:number-columns-repeated="7"/>
          <table:table-cell office:value-type="string" calcext:value-type="string">
            <text:p>Total 5 stages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drain even ke upar neeche kya hai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etch logic similar to one in OOO using 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stics abi lagaye hain kya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have you checked the stats running OOO/inorder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register files 2 alag li hain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CDB kaise lagaya hai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lls use kiye hain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ynch instr use kiye?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struction mein bi reorderBuffer entry honi chahiye kya?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LSQ ko ported ni banayeng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U ko event se handle ni kareng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DB offcourse ported</text:p>
          </table:table-cell>
        </table:table-row>
        <table:table-row table:style-name="ro1" table:number-rows-repeated="50">
          <table:table-cell table:number-columns-repeated="11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5:49:19.826550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1T00:09:29.194567924</dc:date>
    <meta:editing-duration>P1DT17M37S</meta:editing-duration>
    <meta:editing-cycles>49</meta:editing-cycles>
    <meta:document-statistic meta:table-count="2" meta:cell-count="77" meta:object-count="0"/>
  </office:meta>
</office:document-meta>
</file>